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fada" officeooo:paragraph-rsid="001efada"/>
    </style:style>
    <style:style style:name="P2" style:family="paragraph" style:parent-style-name="Standard">
      <style:text-properties officeooo:rsid="00211cb1" officeooo:paragraph-rsid="00211cb1"/>
    </style:style>
    <style:style style:name="P3" style:family="paragraph" style:parent-style-name="Standard">
      <style:text-properties officeooo:rsid="0022a726" officeooo:paragraph-rsid="0022a726"/>
    </style:style>
    <style:style style:name="T1" style:family="text">
      <style:text-properties officeooo:rsid="00211c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text:span text:style-name="T1">ef</text:span></text:p>
      <text:p text:style-name="P1"><text:a xlink:type="simple" xlink:href="http://edisonx.pixnet.net/blog/post/85835614" text:style-name="Internet_20_link" text:visited-style-name="Visited_20_Internet_20_Link">http://edisonx.pixnet.net/blog/post/85835614</text:a></text:p>
      <text:p text:style-name="P1"/>
      <text:p text:style-name="P1">Introduction</text:p>
      <text:p text:style-name="P1"/>
      <text:p text:style-name="P1">History</text:p>
      <text:p text:style-name="P1"/>
      <text:p text:style-name="P1">Feature</text:p>
      <text:p text:style-name="P1"/>
      <text:p text:style-name="P1"/>
      <text:p text:style-name="P1">Application</text:p>
      <text:p text:style-name="P1"/>
      <text:p text:style-name="P2">Routing</text:p>
      <text:p text:style-name="P2">流程</text:p>
      <text:p text:style-name="P2">1. 選擇初始生命種群</text:p>
      <text:p text:style-name="P2">2. 循環</text:p>
      <text:p text:style-name="P2">a. 複製.選擇(reproduction)</text:p>
      <text:p text:style-name="P2">評價種群中的個體適應度,並以比例原則（分數高的挑中機率也較高）選擇產生下一個種群（輪盤法 en:roulette wheel selection、競爭法 en:tournament selection 及等級輪盤法 Rank Based Wheel Selection）。不僅僅挑分數最高的的原因是這麼做可能收斂到 local 的最佳點，而非 global 的。</text:p>
      <text:p text:style-name="P2">b. 交配 - crossover</text:p>
      <text:p text:style-name="P2">c. 突變 – mutation</text:p>
      <text:p text:style-name="P3">直到停止循環的條件滿足</text:p>
      <text:p text:style-name="P3"/>
      <text:p text:style-name="P3">變數說明</text:p>
      <text:p text:style-name="P3">最簡單的遺傳演算法將染色體表示為一個數位串，數值變數也可以表示成整數，或者實數（浮點數）。演算法中的雜交和突變都是在位元組串上進行的，所以所謂的整數或者實數表示也一定要轉化為數位形式。例如一個變數的形式是實數，其範圍是0～1，而要求的精度是0.001，那麼可以用10個數位表示：0000000000表示0，1111111111表示1。那麼0110001110就代表0.389。</text:p>
      <text:p text:style-name="P3"/>
      <text:p text:style-name="P3">適用問題</text:p>
      <text:p text:style-name="P3">遺傳演算法擅長解決的問題是全局最優化問題，例如，解決時間表安排問題就是它的一個特長，很多安排時間表的軟體都使用遺傳演算法，遺傳演算法還經常被用於解決實際工程問題。</text:p>
      <text:p text:style-name="P3"/>
      <text:p text:style-name="P3"><text:s/></text:p>
      <text:p text:style-name="P3"/>
      <text:p text:style-name="P3">運算子說明</text:p>
      <text:p text:style-name="P3">一. 複製(reproduction):</text:p>
      <text:p text:style-name="P3">1.複製是依據每一物種的適應程度來決定下一代中應被淘汰或複製且保留的個數多寡的一種運算過程。</text:p>
      <text:p text:style-name="P3">2.複製過程有兩種形式：</text:p>
      <text:p text:style-name="P3">(a)輪盤式選擇(roulette wheel selection)</text:p>
      <text:p text:style-name="P3">在每一代的演化過程中，首先依每個物種(字串)的適應函數值的大小來分割輪盤的位置，適應函數值越大的話，則在輪盤上佔有的面積比例也越大，每個物種在輪盤上佔有的面積比例越大代表被挑選到交配池中的機率越大，然後隨機選取輪盤的一點，其所對應的物種即被選入到交配池中。</text:p>
      <text:p text:style-name="P3">(b)競爭式選擇(tournament selection)</text:p>
      <text:p text:style-name="P3">在每一代的演化過程中首先隨機地選取兩個或更多的物種(字串），具有最大適應函數值的物種即被選中送至交配池中。 <text:s/></text:p>
      <text:p text:style-name="P3"/>
      <text:p text:style-name="P3"><text:soft-page-break/>二. 交配(crossover):</text:p>
      <text:p text:style-name="P3">交配運算式，依據交配率從一族群中隨機地任意兩個字元串，經彼此交換字元串的某些位元資訊而產生兩個新位元字串的一種過程，一般而言交配運算可以用三種方式進行交配：(a)單點交配(b)雙點交配(c)均勻交配。</text:p>
      <text:p text:style-name="P3">三. 突變(mutation):</text:p>
      <text:p text:style-name="P3">突變的過程是隨機的選取一物種的字串，並隨機選取突變點，並改變物種字串裡的位元資訊突變過程發生機率由突變機率所控制。</text:p>
      <text:p text:style-name="P3">突變過程可以針對單一位元或對整個字串進行突變演算或以字罩突變方式為之，對於二進制的位元字串就是將字串的 0變1 ， 1變成0</text:p>
      <text:p text:style-name="P3"/>
      <text:p text:style-name="P3">範例碼</text:p>
      <text:p text:style-name="P3">GA.h</text:p>
      <text:p text:style-name="P3"/>
      <text:p text:style-name="P3">/**********************************/</text:p>
      <text:p text:style-name="P3">/* <text:s text:c="63"/>*/</text:p>
      <text:p text:style-name="P3">/* <text:s text:c="4"/>filename : GA.h <text:s text:c="32"/>*/</text:p>
      <text:p text:style-name="P3">/* <text:s text:c="4"/>author <text:s text:c="2"/>: edison.shih/edisonx <text:s text:c="11"/>*/</text:p>
      <text:p text:style-name="P3">/* <text:s text:c="4"/>compiler : Visual C++ 2008 <text:s text:c="13"/>*/</text:p>
      <text:p text:style-name="P3">/* <text:s text:c="4"/>date <text:s text:c="4"/>: 2010.02.14 <text:s text:c="26"/>*/</text:p>
      <text:p text:style-name="P3">/* <text:s text:c="4"/>maintain : 2011.11.21 <text:s text:c="23"/>*/</text:p>
      <text:p text:style-name="P3">/* <text:s text:c="4"/>maintain : 2012.06.15 <text:s text:c="22"/>*/</text:p>
      <text:p text:style-name="P3">/* <text:s text:c="63"/>*/</text:p>
      <text:p text:style-name="P3">/* <text:s text:c="8"/>ALL RIGHTS RESERVE. <text:s text:c="12"/>*/</text:p>
      <text:p text:style-name="P3">/* <text:s text:c="64"/>*/</text:p>
      <text:p text:style-name="P3">/**********************************/</text:p>
      <text:p text:style-name="P3"/>
      <text:p text:style-name="P3">#ifndef __GA__</text:p>
      <text:p text:style-name="P3">#define __GA__</text:p>
      <text:p text:style-name="P3"/>
      <text:p text:style-name="P3">#define GENETIC_LENGTH <text:s text:c="4"/>4 <text:s text:c="20"/>// 基因長度</text:p>
      <text:p text:style-name="P3">#define POPULATION_CNT <text:s text:c="4"/>10 <text:s text:c="19"/>// 母群數量</text:p>
      <text:p text:style-name="P3">#define ITERA_CNT <text:s text:c="9"/>100 <text:s text:c="18"/>// 迭代次數</text:p>
      <text:p text:style-name="P3">#define CROSSOVER_RATE <text:s text:c="4"/>0.5 <text:s text:c="18"/>// 交配率</text:p>
      <text:p text:style-name="P3">#define MUTATION_RATE <text:s text:c="5"/>0.1 <text:s text:c="18"/>// 突變率</text:p>
      <text:p text:style-name="P3"/>
      <text:p text:style-name="P3">// =====================================================</text:p>
      <text:p text:style-name="P3">// 定義母體結構</text:p>
      <text:p text:style-name="P3">typedef struct tag_parent_t{</text:p>
      <text:p text:style-name="P3"><text:s text:c="5"/>int genes[GENETIC_LENGTH];</text:p>
      <text:p text:style-name="P3"><text:s text:c="5"/>double fitness;</text:p>
      <text:p text:style-name="P3"><text:s text:c="5"/>double dec_value;</text:p>
      <text:p text:style-name="P3">}parent_t;</text:p>
      <text:p text:style-name="P3"/>
      <text:p text:style-name="P3">// GAPosRand(): 隨機取得突變位置</text:p>
      <text:p text:style-name="P3">#define GAPosRand() <text:s text:c="11"/>(rand()%GENETIC_LENGTH)</text:p>
      <text:p text:style-name="P3">// BinaryRand(): 隨機產生/1 整數</text:p>
      <text:p text:style-name="P3">#define BinaryRand() <text:s text:c="10"/>(rand()%2)</text:p>
      <text:p text:style-name="P3">// SRand(): 隨機產生~1 的亂數</text:p>
      <text:p text:style-name="P3">#define SRand() <text:s text:c="15"/>((double)rand()/(double)RAND_MAX)</text:p>
      <text:p text:style-name="P3">// =====================================================</text:p>
      <text:p text:style-name="P3"><text:soft-page-break/></text:p>
      <text:p text:style-name="P3">// 進行初始化</text:p>
      <text:p text:style-name="P3">void initialize(); <text:s text:c="9"/></text:p>
      <text:p text:style-name="P3">// 複製, 輪盤式選擇(分配式), 決定每個母體複製到交配池的個數</text:p>
      <text:p text:style-name="P3">void reproduction(); <text:s text:c="3"/></text:p>
      <text:p text:style-name="P3">// 複製, 輪盤式選擇(隨機式)</text:p>
      <text:p text:style-name="P3">void reproduction_rnd(); <text:s/></text:p>
      <text:p text:style-name="P3">// 交配, 交配池中的個體進行交配, [單點交配, 雙點交配, mask]</text:p>
      <text:p text:style-name="P3">void crossover(); <text:s text:c="9"/></text:p>
      <text:p text:style-name="P3">// 突變, 逐一bit 慢慢確認突變</text:p>
      <text:p text:style-name="P3">void mutation();</text:p>
      <text:p text:style-name="P3">// 計算基因所對應之適應值</text:p>
      <text:p text:style-name="P3">void cal_fitness(parent_t *x); <text:s text:c="3"/></text:p>
      <text:p text:style-name="P3">// 計算基因對應之進制值</text:p>
      <text:p text:style-name="P3">void cal_xvalue(parent_t *x); <text:s text:c="3"/></text:p>
      <text:p text:style-name="P3"/>
      <text:p text:style-name="P3">// =====================================================</text:p>
      <text:p text:style-name="P3"/>
      <text:p text:style-name="P3">parent_t population[POPULATION_CNT]; <text:s text:c="5"/>// 母體數量</text:p>
      <text:p text:style-name="P3">parent_t pool[POPULATION_CNT]; <text:s text:c="11"/>// 交配池</text:p>
      <text:p text:style-name="P3">parent_t best_gene; <text:s text:c="22"/>// 從以前到現在最好的基因</text:p>
      <text:p text:style-name="P3"/>
      <text:p text:style-name="P3">// =====================================================</text:p>
      <text:p text:style-name="P3">// binary 2 dec，將染色體中的二進位(genes) ，轉為實際可用之十進位(dec_value)</text:p>
      <text:p text:style-name="P3">void cal_xvalue(parent_t *x)</text:p>
      <text:p text:style-name="P3">{</text:p>
      <text:p text:style-name="P3"><text:s text:c="5"/>int i, dec=0;</text:p>
      <text:p text:style-name="P3"><text:s text:c="5"/>for(i=0; i&lt;GENETIC_LENGTH; i++){</text:p>
      <text:p text:style-name="P3"><text:s text:c="9"/>if(x-&gt;genes[i] ==1) dec = dec + (0x01 &lt;&lt; i);</text:p>
      <text:p text:style-name="P3"><text:s text:c="5"/>}</text:p>
      <text:p text:style-name="P3"><text:s text:c="5"/>x-&gt;dec_value = (double)dec;</text:p>
      <text:p text:style-name="P3">}</text:p>
      <text:p text:style-name="P3"/>
      <text:p text:style-name="P3">// =====================================================</text:p>
      <text:p text:style-name="P3">// 適應函式，此設為f(x) = x*x，其中x 為染色體中之十進位，即dec_value</text:p>
      <text:p text:style-name="P3">void cal_fitness(parent_t *x)</text:p>
      <text:p text:style-name="P3">{ <text:s text:c="2"/></text:p>
      <text:p text:style-name="P3"><text:s text:c="5"/>double i = x-&gt;dec_value;</text:p>
      <text:p text:style-name="P3"><text:s text:c="5"/>x-&gt;fitness =i*i;</text:p>
      <text:p text:style-name="P3">}</text:p>
      <text:p text:style-name="P3"/>
      <text:p text:style-name="P3">// =====================================================</text:p>
      <text:p text:style-name="P3">// 初始化,</text:p>
      <text:p text:style-name="P3">void initialize()</text:p>
      <text:p text:style-name="P3">{</text:p>
      <text:p text:style-name="P3"><text:s text:c="5"/>int i, j;</text:p>
      <text:p text:style-name="P3"><text:s text:c="5"/>for(i=0; i&lt;POPULATION_CNT; i++){</text:p>
      <text:p text:style-name="P3"><text:s text:c="9"/>for(j=0; j&lt;GENETIC_LENGTH; j++){</text:p>
      <text:p text:style-name="P3"><text:s text:c="14"/>// 每個母體的基因都是隨機給/1</text:p>
      <text:p text:style-name="P3"><text:s text:c="14"/>population[i].genes[j] = BinaryRand();</text:p>
      <text:p text:style-name="P3"><text:s text:c="9"/>}</text:p>
      <text:p text:style-name="P3"><text:soft-page-break/><text:s text:c="9"/>// 計算母體基因之進制值</text:p>
      <text:p text:style-name="P3"><text:s text:c="9"/>cal_xvalue(&amp;population[i]);</text:p>
      <text:p text:style-name="P3"><text:s text:c="9"/>// 計算母體對應之適應值</text:p>
      <text:p text:style-name="P3"><text:s text:c="9"/>cal_fitness(&amp;population[i]);</text:p>
      <text:p text:style-name="P3"/>
      <text:p text:style-name="P3"><text:s text:c="9"/>// 更新best_gene</text:p>
      <text:p text:style-name="P3"><text:s text:c="9"/>if(i==0) {</text:p>
      <text:p text:style-name="P3"><text:s text:c="14"/>memcpy(&amp;best_gene,</text:p>
      <text:p text:style-name="P3"><text:s text:c="18"/>&amp;population[i],</text:p>
      <text:p text:style-name="P3"><text:s text:c="18"/>sizeof(parent_t));</text:p>
      <text:p text:style-name="P3"><text:s text:c="9"/>} else if (population[i].fitness &gt; best_gene.fitness){</text:p>
      <text:p text:style-name="P3"><text:s text:c="14"/>memcpy(&amp;best_gene,</text:p>
      <text:p text:style-name="P3"><text:s text:c="18"/>&amp;population[i],</text:p>
      <text:p text:style-name="P3"><text:s text:c="18"/>sizeof(parent_t));</text:p>
      <text:p text:style-name="P3"><text:s text:c="9"/>}</text:p>
      <text:p text:style-name="P3"><text:s text:c="5"/>}</text:p>
      <text:p text:style-name="P3">}</text:p>
      <text:p text:style-name="P3">// =====================================================</text:p>
      <text:p text:style-name="P3">// 複製, 輪盤式選擇(分配式)</text:p>
      <text:p text:style-name="P3">void reproduction()</text:p>
      <text:p text:style-name="P3">{</text:p>
      <text:p text:style-name="P3"><text:s text:c="5"/>int i, j, cnt, has_copy=0;</text:p>
      <text:p text:style-name="P3"><text:s text:c="5"/>int Slack = POPULATION_CNT; // 還剩幾個可複制</text:p>
      <text:p text:style-name="P3"><text:s text:c="5"/>int pos1, pos2;</text:p>
      <text:p text:style-name="P3"><text:s text:c="5"/>double fitness_sum=0.0;</text:p>
      <text:p text:style-name="P3"/>
      <text:p text:style-name="P3"><text:s text:c="5"/>// 計算所有適應值總合</text:p>
      <text:p text:style-name="P3"><text:s text:c="5"/>for(i=0; i&lt;POPULATION_CNT; i++) {</text:p>
      <text:p text:style-name="P3"><text:s text:c="9"/>fitness_sum += population[i].fitness;</text:p>
      <text:p text:style-name="P3"><text:s text:c="5"/>}</text:p>
      <text:p text:style-name="P3"/>
      <text:p text:style-name="P3"><text:s text:c="5"/>// 計算每個母體應複製幾個到交配池中，並直接做複製</text:p>
      <text:p text:style-name="P3"><text:s text:c="5"/>for(i=0; i&lt;POPULATION_CNT &amp;&amp; Slack!=0; i++) {</text:p>
      <text:p text:style-name="P3"><text:s text:c="9"/>// 計算應複製個數, 四捨五入</text:p>
      <text:p text:style-name="P3"><text:s text:c="9"/>cnt = (int)(population[i].fitness/fitness_sum * POPULATION_CNT + 0.5);</text:p>
      <text:p text:style-name="P3"><text:s text:c="9"/>// 調整可複製個數</text:p>
      <text:p text:style-name="P3"><text:s text:c="9"/>if(cnt &gt; Slack) cnt=Slack;</text:p>
      <text:p text:style-name="P3"><text:s text:c="9"/>// 開始進行複製</text:p>
      <text:p text:style-name="P3"><text:s text:c="9"/>for(j=0; j&lt;cnt; ++j, ++has_copy)</text:p>
      <text:p text:style-name="P3"><text:s text:c="14"/>memcpy(&amp;pool[has_copy],</text:p>
      <text:p text:style-name="P3"><text:s text:c="14"/>&amp;population[i],</text:p>
      <text:p text:style-name="P3"><text:s text:c="14"/>sizeof(parent_t));</text:p>
      <text:p text:style-name="P3"><text:s text:c="9"/>// 調整Slack</text:p>
      <text:p text:style-name="P3"><text:s text:c="9"/>Slack-=cnt;</text:p>
      <text:p text:style-name="P3"><text:s text:c="5"/>}</text:p>
      <text:p text:style-name="P3"><text:s text:c="5"/>// 若還有沒複製完的</text:p>
      <text:p text:style-name="P3"><text:s text:c="5"/>while(has_copy &lt; POPULATION_CNT){</text:p>
      <text:p text:style-name="P3"><text:s text:c="9"/>// 隨機挑二條不同染色體出來</text:p>
      <text:p text:style-name="P3"><text:s text:c="9"/>pos1 = rand() % POPULATION_CNT;</text:p>
      <text:p text:style-name="P3"><text:s text:c="9"/>do{pos2=rand()%POPULATION_CNT;}while(pos1==pos2);</text:p>
      <text:p text:style-name="P3"><text:s text:c="9"/>// 比較好的那條丟到交配池去</text:p>
      <text:p text:style-name="P3"><text:soft-page-break/><text:s text:c="9"/>if(population[pos1].fitness &gt; population[pos2].fitness) i = pos1;</text:p>
      <text:p text:style-name="P3"><text:s text:c="9"/>else i=pos2;</text:p>
      <text:p text:style-name="P3"><text:s text:c="9"/>memcpy(&amp;pool[has_copy++],&amp;population[i],sizeof(parent_t));</text:p>
      <text:p text:style-name="P3"><text:s text:c="5"/>}</text:p>
      <text:p text:style-name="P3">}</text:p>
      <text:p text:style-name="P3"/>
      <text:p text:style-name="P3">// =====================================================</text:p>
      <text:p text:style-name="P3">// 複製, 輪盤式選擇(隨機式)</text:p>
      <text:p text:style-name="P3">void reproduction_rnd()</text:p>
      <text:p text:style-name="P3">{</text:p>
      <text:p text:style-name="P3"><text:s text:c="5"/>int i, pos;</text:p>
      <text:p text:style-name="P3"><text:s text:c="5"/>double fitness_sum=0.0; // 適應值總合</text:p>
      <text:p text:style-name="P3"><text:s text:c="5"/>double column_prob[POPULATION_CNT];// 累計機率</text:p>
      <text:p text:style-name="P3"><text:s text:c="5"/>double prob; // 随機機率</text:p>
      <text:p text:style-name="P3"/>
      <text:p text:style-name="P3"><text:s text:c="5"/>// 計算所有適應值總合</text:p>
      <text:p text:style-name="P3"><text:s text:c="5"/>for(i=0; i&lt;POPULATION_CNT; i++) {</text:p>
      <text:p text:style-name="P3"><text:s text:c="9"/>fitness_sum += population[i].fitness;</text:p>
      <text:p text:style-name="P3"><text:s text:c="5"/>}</text:p>
      <text:p text:style-name="P3"><text:s text:c="5"/>// 計算累計機率累計分配</text:p>
      <text:p text:style-name="P3"><text:s text:c="5"/>column_prob[0] = population[0].fitness / fitness_sum;</text:p>
      <text:p text:style-name="P3"><text:s text:c="5"/>for(i=1; i&lt;POPULATION_CNT; ++i){</text:p>
      <text:p text:style-name="P3"><text:s text:c="9"/>column_prob[i] =</text:p>
      <text:p text:style-name="P3"><text:s text:c="14"/>column_prob[i-1] + population[i].fitness / fitness_sum;</text:p>
      <text:p text:style-name="P3"><text:s text:c="5"/>}</text:p>
      <text:p text:style-name="P3"/>
      <text:p text:style-name="P3"><text:s text:c="5"/>// 開始隨機抽POPULATION_CNT 個染色體到交配池</text:p>
      <text:p text:style-name="P3"><text:s text:c="5"/>for(i=0; i&lt;POPULATION_CNT; ++i){</text:p>
      <text:p text:style-name="P3"><text:s text:c="9"/>// 產生亂數</text:p>
      <text:p text:style-name="P3"><text:s text:c="9"/>prob=SRand();</text:p>
      <text:p text:style-name="P3"><text:s text:c="9"/>// 取得落於哪一區塊</text:p>
      <text:p text:style-name="P3"><text:s text:c="9"/>for(pos=0; pos &lt; POPULATION_CNT-1; ++pos){</text:p>
      <text:p text:style-name="P3"><text:s text:c="14"/>if(prob &lt;= column_prob[pos] )</text:p>
      <text:p text:style-name="P3"><text:s text:c="18"/>break;</text:p>
      <text:p text:style-name="P3"><text:s text:c="9"/>}</text:p>
      <text:p text:style-name="P3"><text:s text:c="9"/>// 至此，pos 必為 [0, POPULATION_CNT-1]</text:p>
      <text:p text:style-name="P3"/>
      <text:p text:style-name="P3"/>
      <text:p text:style-name="P3"><text:s text:c="9"/>// 複製</text:p>
      <text:p text:style-name="P3"><text:s text:c="9"/>memcpy(&amp;pool[i], &amp;population[pos], sizeof(parent_t));</text:p>
      <text:p text:style-name="P3"><text:s text:c="5"/>}</text:p>
      <text:p text:style-name="P3">}</text:p>
      <text:p text:style-name="P3"/>
      <text:p text:style-name="P3">// =====================================================</text:p>
      <text:p text:style-name="P3">// 交配</text:p>
      <text:p text:style-name="P3">//!&lt; attention : 這裡只考慮母體個數為偶數個,</text:p>
      <text:p text:style-name="P3">//!&lt; 若母體個數為奇數個需再做額外判斷處理,否則發生記憶體寫入錯誤。</text:p>
      <text:p text:style-name="P3"/>
      <text:p text:style-name="P3">void crossover()</text:p>
      <text:p text:style-name="P3">{</text:p>
      <text:p text:style-name="P3"><text:s text:c="5"/>int i, cnt=0;</text:p>
      <text:p text:style-name="P3"><text:soft-page-break/><text:s text:c="5"/>int pos=0;</text:p>
      <text:p text:style-name="P3"><text:s text:c="5"/>int p1, p2;</text:p>
      <text:p text:style-name="P3"><text:s text:c="5"/>double crossover_if;</text:p>
      <text:p text:style-name="P3"/>
      <text:p text:style-name="P3"><text:s text:c="5"/>while(cnt &lt; POPULATION_CNT) { //!&lt; correct 2012.06.15</text:p>
      <text:p text:style-name="P3"><text:s text:c="9"/>// 隨機選二個個體</text:p>
      <text:p text:style-name="P3"><text:s text:c="9"/>p1 = rand() % POPULATION_CNT; <text:s text:c="3"/></text:p>
      <text:p text:style-name="P3"><text:s text:c="9"/>do{p2=rand()% POPULATION_CNT;}while(p2==p1);</text:p>
      <text:p text:style-name="P3"/>
      <text:p text:style-name="P3"><text:s text:c="9"/>crossover_if = SRand();// 決定是否交配</text:p>
      <text:p text:style-name="P3"><text:s text:c="9"/>if(crossover_if &gt; CROSSOVER_RATE) {</text:p>
      <text:p text:style-name="P3"><text:s text:c="14"/>// 不交配, 將交配池中之個體丟回母體</text:p>
      <text:p text:style-name="P3"><text:s text:c="14"/>memcpy( (void *)&amp;population[cnt++],</text:p>
      <text:p text:style-name="P3"><text:s text:c="18"/>(void *)&amp;pool[p1],</text:p>
      <text:p text:style-name="P3"><text:s text:c="18"/>sizeof(parent_t));</text:p>
      <text:p text:style-name="P3"><text:s text:c="14"/>memcpy( (void *)&amp;population[cnt++],</text:p>
      <text:p text:style-name="P3"><text:s text:c="18"/>(void *)&amp;pool[p2],</text:p>
      <text:p text:style-name="P3"><text:s text:c="18"/>sizeof(parent_t));</text:p>
      <text:p text:style-name="P3"><text:s text:c="9"/>}</text:p>
      <text:p text:style-name="P3"><text:s text:c="9"/>else {</text:p>
      <text:p text:style-name="P3"><text:s text:c="14"/>// 單點交配, 交配完後再丟回母體</text:p>
      <text:p text:style-name="P3"><text:s text:c="14"/>do{ pos = GAPosRand();} while(pos==0); <text:s text:c="15"/></text:p>
      <text:p text:style-name="P3"><text:s text:c="14"/>// crossover</text:p>
      <text:p text:style-name="P3"><text:s text:c="14"/>for(i=0; i&lt;pos; i++){</text:p>
      <text:p text:style-name="P3"><text:s text:c="18"/>population[cnt].genes[i] = pool[p1].genes[i];</text:p>
      <text:p text:style-name="P3"><text:s text:c="18"/>population[cnt+1].genes[i] = pool[p2].genes[i];</text:p>
      <text:p text:style-name="P3"><text:s text:c="14"/>}</text:p>
      <text:p text:style-name="P3"><text:s text:c="14"/>for(i=pos; i&lt;GENETIC_LENGTH; i++) {</text:p>
      <text:p text:style-name="P3"><text:s text:c="18"/>population[cnt+1].genes[i] = pool[p1].genes[i];</text:p>
      <text:p text:style-name="P3"><text:s text:c="18"/>population[cnt].genes[i] = pool[p2].genes[i];</text:p>
      <text:p text:style-name="P3"><text:s text:c="14"/>}</text:p>
      <text:p text:style-name="P3"><text:s text:c="14"/>cnt+=2; // 已複制完二條</text:p>
      <text:p text:style-name="P3"><text:s text:c="9"/>} <text:s text:c="9"/></text:p>
      <text:p text:style-name="P3"><text:s text:c="5"/>}</text:p>
      <text:p text:style-name="P3">}</text:p>
      <text:p text:style-name="P3">// =====================================================</text:p>
      <text:p text:style-name="P3">// 突變</text:p>
      <text:p text:style-name="P3">void mutation()</text:p>
      <text:p text:style-name="P3">{</text:p>
      <text:p text:style-name="P3"><text:s text:c="5"/>int i;</text:p>
      <text:p text:style-name="P3"><text:s text:c="5"/>int pos;</text:p>
      <text:p text:style-name="P3"><text:s text:c="5"/>for(i=0; i&lt;POPULATION_CNT; i++){</text:p>
      <text:p text:style-name="P3"><text:s text:c="9"/>double mutation_if = SRand();</text:p>
      <text:p text:style-name="P3"><text:s text:c="9"/>if(mutation_if &lt;= MUTATION_RATE){</text:p>
      <text:p text:style-name="P3"><text:s text:c="14"/>pos = GAPosRand(); <text:s text:c="5"/>// 突變位置</text:p>
      <text:p text:style-name="P3"><text:s text:c="14"/>population[i].genes[pos] =</text:p>
      <text:p text:style-name="P3"><text:s text:c="18"/>1 - population[i].genes[pos];</text:p>
      <text:p text:style-name="P3"><text:s text:c="9"/>}</text:p>
      <text:p text:style-name="P3"><text:s text:c="9"/>// 突變完後再算一次母體適應值</text:p>
      <text:p text:style-name="P3"><text:s text:c="9"/>cal_xvalue(&amp;population[i]); <text:s/>// 先算基因對應之進制x 值</text:p>
      <text:p text:style-name="P3"><text:s text:c="9"/>cal_fitness(&amp;population[i]); // 再將進制x 值代入適應函式</text:p>
      <text:p text:style-name="P3"><text:soft-page-break/><text:s text:c="9"/>// 再更新best_gene</text:p>
      <text:p text:style-name="P3"><text:s text:c="9"/>if (population[i].fitness &gt; best_gene.fitness){</text:p>
      <text:p text:style-name="P3"><text:s text:c="14"/>memcpy(&amp;best_gene,</text:p>
      <text:p text:style-name="P3"><text:s text:c="18"/>&amp;population[i],</text:p>
      <text:p text:style-name="P3"><text:s text:c="18"/>sizeof(parent_t));</text:p>
      <text:p text:style-name="P3"><text:s text:c="9"/>}</text:p>
      <text:p text:style-name="P3"><text:s text:c="5"/>}</text:p>
      <text:p text:style-name="P3">}</text:p>
      <text:p text:style-name="P3">// =====================================================</text:p>
      <text:p text:style-name="P3">#endif</text:p>
      <text:p text:style-name="P3"/>
      <text:p text:style-name="P3"><text:s/></text:p>
      <text:p text:style-name="P3"/>
      <text:p text:style-name="P3"/>
      <text:p text:style-name="P3">ga_Main.c</text:p>
      <text:p text:style-name="P3"/>
      <text:p text:style-name="P3"><text:s/></text:p>
      <text:p text:style-name="P3"/>
      <text:p text:style-name="P3"><text:s/></text:p>
      <text:p text:style-name="P3"/>
      <text:p text:style-name="P3">/*******************************************************************/</text:p>
      <text:p text:style-name="P3">/* <text:s text:c="64"/>*/</text:p>
      <text:p text:style-name="P3">/* <text:s text:c="4"/>filename : GaMain.c <text:s text:c="40"/>*/</text:p>
      <text:p text:style-name="P3">/* <text:s text:c="4"/>author <text:s text:c="2"/>: edison.shih/edisonx <text:s text:c="29"/>*/</text:p>
      <text:p text:style-name="P3">/* <text:s text:c="4"/>compiler : Visual C++ 2008 <text:s text:c="33"/>*/</text:p>
      <text:p text:style-name="P3">/* <text:s text:c="4"/>date <text:s text:c="4"/>: 2010.02.14 <text:s text:c="38"/>*/</text:p>
      <text:p text:style-name="P3">/* <text:s text:c="4"/>maintain : 2011.11.21 <text:s text:c="38"/>*/</text:p>
      <text:p text:style-name="P3">/* <text:s text:c="4"/>maintain : 2012.06.15 <text:s text:c="38"/>*/</text:p>
      <text:p text:style-name="P3">/* <text:s text:c="64"/>*/</text:p>
      <text:p text:style-name="P3">/* <text:s text:c="8"/>A.L.L. <text:s text:c="5"/>R.I.G.H.T.S. <text:s text:c="4"/>R.E.S.E.R.V.E. <text:s text:c="12"/>*/</text:p>
      <text:p text:style-name="P3">/* <text:s text:c="64"/>*/</text:p>
      <text:p text:style-name="P3">/*******************************************************************/</text:p>
      <text:p text:style-name="P3"/>
      <text:p text:style-name="P3">#include &lt;stdio.h&gt;</text:p>
      <text:p text:style-name="P3">#include &lt;stdlib.h&gt;</text:p>
      <text:p text:style-name="P3">#include &lt;string.h&gt;</text:p>
      <text:p text:style-name="P3">#include &lt;math.h&gt;</text:p>
      <text:p text:style-name="P3">#include &lt;time.h&gt;</text:p>
      <text:p text:style-name="P3">#include "GA.h"</text:p>
      <text:p text:style-name="P3"/>
      <text:p text:style-name="P3">int main(int argc, char **argv)</text:p>
      <text:p text:style-name="P3">{</text:p>
      <text:p text:style-name="P3"><text:s text:c="5"/>int i,j;</text:p>
      <text:p text:style-name="P3"/>
      <text:p text:style-name="P3"><text:s text:c="5"/>srand((unsigned)time(NULL));</text:p>
      <text:p text:style-name="P3"><text:s text:c="5"/>initialize(); <text:s text:c="11"/>// 初始化</text:p>
      <text:p text:style-name="P3"><text:s text:c="5"/>for(i=0; i&lt;ITERA_CNT; i++){</text:p>
      <text:p text:style-name="P3"><text:s text:c="9"/>reproduction(); <text:s text:c="5"/>// 選擇(分配式)</text:p>
      <text:p text:style-name="P3"><text:s text:c="9"/>// <text:s/>reproduction_rnd(); <text:s/>// 選擇(隨機式), 收斂速度慢</text:p>
      <text:p text:style-name="P3"><text:s text:c="9"/>crossover(); <text:s text:c="8"/>// 交配</text:p>
      <text:p text:style-name="P3"><text:s text:c="9"/>mutation(); <text:s text:c="9"/>// 突變f</text:p>
      <text:p text:style-name="P3"><text:s text:c="5"/>}</text:p>
      <text:p text:style-name="P3"><text:soft-page-break/><text:s text:c="5"/>printf("\n =========================\n");</text:p>
      <text:p text:style-name="P3"><text:s text:c="5"/>printf(" %3d times..\n", i);</text:p>
      <text:p text:style-name="P3"><text:s text:c="5"/>for(j=0; j&lt;POPULATION_CNT; j++){</text:p>
      <text:p text:style-name="P3"><text:s text:c="9"/>printf("(%5.2lf, %5.2lf) ", population[j].dec_value, population[j].fitness);</text:p>
      <text:p text:style-name="P3"><text:s text:c="9"/>if(j%4==3) printf("\n");</text:p>
      <text:p text:style-name="P3"><text:s text:c="5"/>}</text:p>
      <text:p text:style-name="P3"><text:s text:c="5"/>printf("\n =========================\n");</text:p>
      <text:p text:style-name="P3"><text:s text:c="5"/>printf(" ever find best gene : ");</text:p>
      <text:p text:style-name="P3"><text:s text:c="5"/>printf("(%5.2lf, %5.2lf)\n", best_gene.dec_value, best_gene.fitness);</text:p>
      <text:p text:style-name="P3"><text:s text:c="5"/>getchar();</text:p>
      <text:p text:style-name="P3"><text:s text:c="5"/>return 0;</text:p>
      <text:p text:style-name="P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9T15:13:39.536204924</meta:creation-date>
    <meta:generator>LibreOffice/5.1.6.2$Linux_X86_64 LibreOffice_project/10m0$Build-2</meta:generator>
    <dc:date>2017-07-29T17:58:43.605366041</dc:date>
    <meta:editing-duration>PT2H25M45S</meta:editing-duration>
    <meta:editing-cycles>3</meta:editing-cycles>
    <meta:document-statistic meta:table-count="0" meta:image-count="0" meta:object-count="0" meta:page-count="8" meta:paragraph-count="309" meta:word-count="2125" meta:character-count="10185" meta:non-whitespace-character-count="7097"/>
  </office:meta>
</office:document-meta>
</file>